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5e927" officeooo:paragraph-rsid="0015e927"/>
    </style:style>
    <style:style style:name="P2" style:family="paragraph" style:parent-style-name="Standard">
      <style:text-properties style:font-name="Arial1" officeooo:rsid="00177d7a" officeooo:paragraph-rsid="00177d7a"/>
    </style:style>
    <style:style style:name="P3" style:family="paragraph" style:parent-style-name="Standard">
      <style:text-properties style:font-name="Arial1" fo:font-weight="bold" officeooo:rsid="001885da" officeooo:paragraph-rsid="001885da" style:font-weight-asian="bold" style:font-weight-complex="bold"/>
    </style:style>
    <style:style style:name="P4" style:family="paragraph" style:parent-style-name="Standard">
      <style:text-properties style:font-name="Arial1" fo:font-weight="bold" officeooo:rsid="0019625b" officeooo:paragraph-rsid="0019625b" style:font-weight-asian="bold" style:font-weight-complex="bold"/>
    </style:style>
    <style:style style:name="P5" style:family="paragraph" style:parent-style-name="Standard">
      <style:text-properties style:font-name="Arial1" fo:font-weight="bold" officeooo:rsid="001a9e6c" officeooo:paragraph-rsid="001a9e6c" style:font-weight-asian="bold" style:font-weight-complex="bold"/>
    </style:style>
    <style:style style:name="P6" style:family="paragraph" style:parent-style-name="Standard">
      <style:text-properties style:font-name="Arial1" fo:font-weight="bold" officeooo:rsid="001adc5c" officeooo:paragraph-rsid="001adc5c" style:font-weight-asian="bold" style:font-weight-complex="bold"/>
    </style:style>
    <style:style style:name="P7" style:family="paragraph" style:parent-style-name="Standard">
      <style:text-properties style:font-name="Arial1" fo:font-weight="normal" officeooo:rsid="00177d7a" officeooo:paragraph-rsid="00177d7a" style:font-weight-asian="normal" style:font-weight-complex="normal"/>
    </style:style>
    <style:style style:name="P8" style:family="paragraph" style:parent-style-name="Standard">
      <style:text-properties style:font-name="Arial1" officeooo:rsid="001885da" officeooo:paragraph-rsid="0015e927"/>
    </style:style>
    <style:style style:name="P9" style:family="paragraph" style:parent-style-name="Standard">
      <style:text-properties style:font-name="Arial1" officeooo:rsid="001885da" officeooo:paragraph-rsid="001885da"/>
    </style:style>
    <style:style style:name="P10" style:family="paragraph" style:parent-style-name="Standard">
      <style:text-properties style:font-name="Arial1" officeooo:rsid="0019625b" officeooo:paragraph-rsid="0019625b"/>
    </style:style>
    <style:style style:name="P11" style:family="paragraph" style:parent-style-name="Standard">
      <style:text-properties style:font-name="Arial Black" fo:font-size="14pt" officeooo:rsid="0015e927" officeooo:paragraph-rsid="0015e927" style:font-size-asian="12.25pt" style:font-size-complex="14pt"/>
    </style:style>
    <style:style style:name="T1" style:family="text">
      <style:text-properties officeooo:rsid="001885d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9e6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¿PARA QUE SIRVE UNA FUNCIÓN?</text:p>
      <text:p text:style-name="P1">Una función nos evita tener que repetir código</text:p>
      <text:p text:style-name="P8"/>
      <text:p text:style-name="P2">Cuando en un programa tenemos que hacer muchas veces la misma tarea creamos una función. <text:span text:style-name="T1">Cada lenguaje define una función de manera diferente.</text:span></text:p>
      <text:p text:style-name="P1"/>
      <text:p text:style-name="P9"/>
      <text:p text:style-name="P3">COMPOSICIÓN DE UNA FUNCION</text:p>
      <text:p text:style-name="P2">Las funciones tienen una cosa que se llama firma, este prototipo consiste en </text:p>
      <text:p text:style-name="P2">como se llama la función que valores va a aceptar la función y que tipos de datos va a retornar la función si retorna alguno.</text:p>
      <text:p text:style-name="P2"/>
      <text:p text:style-name="P7">Ejemplo de una funcion en java:</text:p>
      <text:p text:style-name="P7"><text:tab/></text:p>
      <text:p text:style-name="P7">Visibilidad<text:tab/><text:tab/>tipo de retorno<text:tab/>nombre de la función <text:tab/><text:tab/>parametros <text:tab/></text:p>
      <text:p text:style-name="P7">public <text:tab/><text:tab/>static <text:tab/><text:tab/>int <text:tab/><text:tab/><text:tab/>suma<text:tab/><text:tab/><text:tab/><text:tab/>(int a, int b) {</text:p>
      <text:p text:style-name="P7"><text:tab/></text:p>
      <text:p text:style-name="P7"><text:tab/>cuerpo de la funcion <text:s/>--&gt;<text:tab/>return a + b;</text:p>
      <text:p text:style-name="P7">}</text:p>
      <text:p text:style-name="P2"/>
      <text:p text:style-name="P9">El cuerpo de la función es donde la función implementa su lógica</text:p>
      <text:p text:style-name="P9"/>
      <text:p text:style-name="P9"/>
      <text:p text:style-name="P10">Hay dos formas de pasar valores a las funciones</text:p>
      <text:p text:style-name="P10"/>
      <text:p text:style-name="P10"><text:span text:style-name="T2">Paso por valor: </text:span><text:span text:style-name="T3">Es cuando se pasa <text:s/>una copia tanto del valor como el tipo de dato</text:span></text:p>
      <text:p text:style-name="P10"/>
      <text:p text:style-name="P4">Paso por referencia: <text:span text:style-name="T3">es cuando se pasa una dirección de memo</text:span><text:span text:style-name="T4">ria como parametro y la función modifica el contenido de la dirección de memoria.</text:span><text:span text:style-name="T3"> </text:span><text:span text:style-name="T4">Tiene la ventaja de que se ahorra en memoria</text:span></text:p>
      <text:p text:style-name="P4"><text:span text:style-name="T4"/></text:p>
      <text:p text:style-name="P5">FUNCIONES RECURSIVAS: <text:span text:style-name="T3">Son aquellas que se invocan así misma</text:span></text:p>
      <text:p text:style-name="P5"><text:span text:style-name="T3"/></text:p>
      <text:p text:style-name="P6"><text:span text:style-name="T3">Un callback es asignar el nombre de una función a una variable y llamar indirectamente a la funcion. Se llama callback porque invoca hacia atrá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5T15:52:35.546000000</meta:creation-date>
    <dc:date>2022-07-15T16:49:06.705000000</dc:date>
    <meta:editing-duration>PT4M40S</meta:editing-duration>
    <meta:editing-cycles>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9" meta:word-count="218" meta:character-count="1213" meta:non-whitespace-character-count="992"/>
  </office:meta>
</office:document-meta>
</file>